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296.0944717">
            <text:p>￥90,2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514.804723585">
            <text:p>￥4,5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124.8701041">
            <text:p>￥22,12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06.243505205">
            <text:p>￥1,106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41.518714">
            <text:p>￥24,54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227.0759357">
            <text:p>￥1,227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670.86944">
            <text:p>￥19,67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983.543472">
            <text:p>￥983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58.8362136">
            <text:p>￥23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197.94181068">
            <text:p>￥1,197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74.023617925">
            <text:p>￥22,57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2018/04/14</text:date>, <text:time>22:51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4T22:51:50</dc:date>
    <dc:creator>鈴木 豊樹</dc:creator>
    <meta:editing-duration>P1DT9H28M33S</meta:editing-duration>
    <meta:editing-cycles>122</meta:editing-cycles>
    <meta:generator>OpenOffice/4.1.5$Unix OpenOffice.org_project/415m1$Build-9789</meta:generator>
    <meta:document-statistic meta:table-count="13" meta:cell-count="802" meta:object-count="0"/>
  </office:meta>
</office:document-meta>
</file>